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5e2b6" officeooo:paragraph-rsid="0055e2b6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8262e" officeooo:paragraph-rsid="0058262e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INHAMEN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1cm" fo:page-height="4.0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4T12:51:10.738000000</meta:creation-date>
    <dc:date>2023-12-20T10:54:52.274000000</dc:date>
    <meta:editing-duration>P3DT19H21M38S</meta:editing-duration>
    <meta:editing-cycles>47</meta:editing-cycles>
    <meta:generator>LibreOffice/7.1.4.2$Windows_X86_64 LibreOffice_project/a529a4fab45b75fefc5b6226684193eb000654f6</meta:generator>
    <meta:print-date>2023-12-18T11:32:28.591000000</meta:print-date>
    <meta:document-statistic meta:table-count="0" meta:image-count="0" meta:object-count="0" meta:page-count="1" meta:paragraph-count="1" meta:word-count="1" meta:character-count="11" meta:non-whitespace-character-count="11"/>
  </office:meta>
</office:document-meta>
</file>